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Calibri Light1" svg:font-family="'Calibri Light'" style:font-pitch="variable"/>
    <style:font-face style:name="LSBSymbol1" svg:font-family="LSBSymbol" style:font-pitch="variable"/>
    <style:font-face style:name="Segoe UI2" svg:font-family="'Segoe UI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none" style:font-size-asian="28pt" style:font-size-complex="28pt"/>
    </style:style>
    <style:style style:name="T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 Semibold" fo:font-size="28pt" style:font-size-asian="28pt" style:font-size-complex="28pt"/>
    </style:style>
    <style:style style:name="T4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Segoe UI Semibold" fo:font-size="32pt" style:font-name-asian="LSBSymbol1" style:font-size-asian="32pt" style:font-name-complex="LSBSymbol" style:font-size-complex="32pt"/>
    </style:style>
    <style:style style:name="T6" style:family="text"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Segoe UI1" fo:font-size="32pt" fo:language="en" fo:country="US" fo:font-weight="bold" style:letter-kerning="true" style:font-name-asian="Segoe UI2" style:font-size-asian="32pt" style:language-asian="ar" style:country-asian="SA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4.566cm" svg:x="1.778cm" svg:y="1.016cm">
          <draw:text-box>
            <text:p text:style-name="P1"><text:span text:style-name="T1"><text:s text:c="13"/></text:span><text:span text:style-name="T2">OLD TESTAMENT CANTICLE</text:span><text:span text:style-name="T3"> <text:s text:c="2"/></text:span><text:span text:style-name="T4">(LSB p.261)</text:span></text:p>
            <text:p><text:span text:style-name="T5">C:</text:span><text:span text:style-name="T5"><text:tab/></text:span><text:span text:style-name="T6">The Lord God is my strength and my song, </text:span></text:p>
            <text:p><text:span text:style-name="T6"><text:s text:c="4"/></text:span><text:span text:style-name="T6">and He has become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7.766cm" svg:x="1.684cm" svg:y="0.735cm">
          <draw:text-box>
            <text:p><text:span text:style-name="T7">With joy will you draw water from the wells <text:s/></text:span></text:p>
            <text:p><text:span text:style-name="T7"><text:s text:c="4"/></text:span><text:span text:style-name="T7">of salvation. And you will say in that day:</text:span></text:p>
            <text:p><text:span text:style-name="T7">"Give thanks to the Lord, call upon His name,</text:span></text:p>
            <text:p><text:span text:style-name="T7"><text:s text:c="4"/></text:span><text:span text:style-name="T7">make known His deeds among the people,</text:span></text:p>
            <text:p text:style-name="P4"><text:span text:style-name="T7"><text:s text:c="4"/></text:span><text:span text:style-name="T7">proclaim that His name is exalted.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3.583cm" svg:x="1.684cm" svg:y="0.989cm">
          <draw:text-box>
            <text:p><text:span text:style-name="T8">The Lord God is my strength and my song, <text:s/></text:span></text:p>
            <text:p><text:span text:style-name="T8"><text:s text:c="4"/></text:span><text:span text:style-name="T8">and He has become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9.269cm" svg:x="1.684cm" svg:y="0.735cm">
          <draw:text-box>
            <text:p><text:span text:style-name="T7">Sing praises to the Lord, for He has done <text:s text:c="2"/></text:span></text:p>
            <text:p><text:span text:style-name="T7"><text:s text:c="4"/></text:span><text:span text:style-name="T7">gloriously; let this be made known in all </text:span></text:p>
            <text:p><text:span text:style-name="T7"><text:s text:c="4"/></text:span><text:span text:style-name="T7">the earth.</text:span></text:p>
            <text:p><text:span text:style-name="T7">Shout, and sing for joy, O inhabitants of Zion, </text:span></text:p>
            <text:p><text:span text:style-name="T7"><text:s text:c="4"/></text:span><text:span text:style-name="T7">for great in your midst is the Holy One of </text:span></text:p>
            <text:p><text:span text:style-name="T7"><text:s text:c="4"/></text:span><text:span text:style-name="T7">Isra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3.583cm" svg:x="1.684cm" svg:y="0.989cm">
          <draw:text-box>
            <text:p text:style-name="P5"><text:span text:style-name="T8">The Lord God is my strength and my song, <text:s/></text:span></text:p>
            <text:p text:style-name="P5"><text:span text:style-name="T8"><text:s text:c="4"/></text:span><text:span text:style-name="T8">and He has become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8" draw:layer="layout" svg:width="24.892cm" svg:height="7.647cm" svg:x="1.684cm" svg:y="0.735cm">
          <draw:text-box>
            <text:p text:style-name="P7"><text:span text:style-name="T7">Glory be to the Father and to the Son</text:span></text:p>
            <text:p text:style-name="P7"><text:span text:style-name="T7">and to the Holy Spirit;</text:span></text:p>
            <text:p text:style-name="P7"><text:span text:style-name="T7">as it was in the beginning, </text:span></text:p>
            <text:p text:style-name="P7"><text:span text:style-name="T7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892cm" svg:height="3.583cm" svg:x="1.684cm" svg:y="0.989cm">
          <draw:text-box>
            <text:p text:style-name="P5"><text:span text:style-name="T8">The Lord God is my strength and my song, <text:s/></text:span></text:p>
            <text:p text:style-name="P5"><text:span text:style-name="T8"><text:s text:c="4"/></text:span><text:span text:style-name="T8">and He has become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Calibri Light1" svg:font-family="'Calibri Light'" style:font-pitch="variable"/>
    <style:font-face style:name="LSBSymbol1" svg:font-family="LSBSymbol" style:font-pitch="variable"/>
    <style:font-face style:name="Segoe UI2" svg:font-family="'Segoe UI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187cm" fo:line-height="106%" fo:text-align="start" style:text-autospace="none"/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Calibri Light1" style:font-family-asian="'Calibri Light'" style:font-pitch-asian="variable" style:font-size-asian="16pt" style:language-asian="ar" style:country-asian="SA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font-weight="bold" style:letter-kerning="true" style:font-name-asian="Calibri Light1" style:font-family-asian="'Calibri Light'" style:font-pitch-asian="variable" style:font-size-asian="16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top="0cm" fo:margin-bottom="0.497cm" fo:line-height="106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" fo:font-family="'Segoe UI'" style:font-family-generic="roman" style:font-pitch="variable" fo:font-size="11pt" fo:language="en" fo:country="US" style:letter-kerning="true" style:font-name-asian="Segoe UI2" style:font-family-asian="'Segoe UI'" style:font-pitch-asian="variable" style:font-size-asian="11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2:42:13.514000000</meta:creation-date>
    <dc:title>Blue template</dc:title>
    <meta:editing-duration>PT9M50S</meta:editing-duration>
    <meta:editing-cycles>2</meta:editing-cycles>
    <meta:generator>LibreOffice/6.0.5.2$Windows_X86_64 LibreOffice_project/54c8cbb85f300ac59db32fe8a675ff7683cd5a16</meta:generator>
    <dc:date>2018-07-24T12:52:02.599000000</dc:date>
    <meta:document-statistic meta:object-count="42"/>
  </office:meta>
</office:document-meta>
</file>